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1.5083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1.37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/>
      <style:text-properties fo:font-weight="bold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HASKELL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66%</text:p>
          </table:table-cell>
          <table:table-cell office:value-type="float" office:value="9048" calcext:value-type="float">
            <text:p>9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99%</text:p>
          </table:table-cell>
          <table:table-cell office:value-type="float" office:value="166260" calcext:value-type="float">
            <text:p>166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7%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9%</text:p>
          </table:table-cell>
          <table:table-cell office:value-type="float" office:value="15728" calcext:value-type="float">
            <text:p>15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00%</text:p>
          </table:table-cell>
          <table:table-cell office:value-type="float" office:value="22152" calcext:value-type="float">
            <text:p>22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128%</text:p>
          </table:table-cell>
          <table:table-cell office:value-type="float" office:value="13744" calcext:value-type="float">
            <text:p>13744</text:p>
          </table:table-cell>
          <table:table-cell office:value-type="float" office:value="19" calcext:value-type="float">
            <text:p>1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1%</text:p>
          </table:table-cell>
          <table:table-cell office:value-type="float" office:value="11880" calcext:value-type="float">
            <text:p>11880</text:p>
          </table:table-cell>
          <table:table-cell office:value-type="float" office:value="62" calcext:value-type="float">
            <text:p>62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.96" calcext:value-type="float">
            <text:p>2.96</text:p>
          </table:table-cell>
          <table:table-cell office:value-type="float" office:value="1.16" calcext:value-type="float">
            <text:p>1.16</text:p>
          </table:table-cell>
          <table:table-cell table:style-name="ce2" office:value-type="string" calcext:value-type="string">
            <text:p>317%</text:p>
          </table:table-cell>
          <table:table-cell office:value-type="float" office:value="189276" calcext:value-type="float">
            <text:p>189276</text:p>
          </table:table-cell>
          <table:table-cell office:value-type="float" office:value="137" calcext:value-type="float">
            <text:p>137</text:p>
          </table:table-cell>
          <table:table-cell office:value-type="float" office:value="205314" calcext:value-type="float">
            <text:p>20531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  <table:table-cell office:value-type="float" office:value="71.04" calcext:value-type="float">
            <text:p>71.04</text:p>
          </table:table-cell>
          <table:table-cell office:value-type="float" office:value="8.62" calcext:value-type="float">
            <text:p>8.62</text:p>
          </table:table-cell>
          <table:table-cell table:style-name="ce2" office:value-type="string" calcext:value-type="string">
            <text:p>398%</text:p>
          </table:table-cell>
          <table:table-cell office:value-type="float" office:value="27620" calcext:value-type="float">
            <text:p>27620</text:p>
          </table:table-cell>
          <table:table-cell office:value-type="float" office:value="3335" calcext:value-type="float">
            <text:p>3335</text:p>
          </table:table-cell>
          <table:table-cell office:value-type="float" office:value="8754" calcext:value-type="float">
            <text:p>8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70%</text:p>
          </table:table-cell>
          <table:table-cell office:value-type="float" office:value="22468" calcext:value-type="float">
            <text:p>22468</text:p>
          </table:table-cell>
          <table:table-cell office:value-type="float" office:value="39" calcext:value-type="float">
            <text:p>39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93" calcext:value-type="float">
            <text:p>0.93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22%</text:p>
          </table:table-cell>
          <table:table-cell office:value-type="float" office:value="15180" calcext:value-type="float">
            <text:p>15180</text:p>
          </table:table-cell>
          <table:table-cell office:value-type="float" office:value="71" calcext:value-type="float">
            <text:p>71</text:p>
          </table:table-cell>
          <table:table-cell office:value-type="float" office:value="68772" calcext:value-type="float">
            <text:p>687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table:style-name="ce2" office:value-type="string" calcext:value-type="string">
            <text:p>267%</text:p>
          </table:table-cell>
          <table:table-cell office:value-type="float" office:value="49200" calcext:value-type="float">
            <text:p>49200</text:p>
          </table:table-cell>
          <table:table-cell office:value-type="float" office:value="31" calcext:value-type="float">
            <text:p>31</text:p>
          </table:table-cell>
          <table:table-cell office:value-type="float" office:value="47107" calcext:value-type="float">
            <text:p>4710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38%</text:p>
          </table:table-cell>
          <table:table-cell office:value-type="float" office:value="24520" calcext:value-type="float">
            <text:p>24520</text:p>
          </table:table-cell>
          <table:table-cell office:value-type="float" office:value="34" calcext:value-type="float">
            <text:p>34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6.49" calcext:value-type="float">
            <text:p>6.49</text:p>
          </table:table-cell>
          <table:table-cell office:value-type="float" office:value="2.97" calcext:value-type="float">
            <text:p>2.97</text:p>
          </table:table-cell>
          <table:table-cell table:style-name="ce2" office:value-type="string" calcext:value-type="string">
            <text:p>191%</text:p>
          </table:table-cell>
          <table:table-cell office:value-type="float" office:value="36236" calcext:value-type="float">
            <text:p>36236</text:p>
          </table:table-cell>
          <table:table-cell office:value-type="float" office:value="6997" calcext:value-type="float">
            <text:p>6997</text:p>
          </table:table-cell>
          <table:table-cell office:value-type="float" office:value="439740" calcext:value-type="float">
            <text:p>4397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85" calcext:value-type="float">
            <text:p>1.85</text:p>
          </table:table-cell>
          <table:table-cell office:value-type="float" office:value="0.26" calcext:value-type="float">
            <text:p>0.26</text:p>
          </table:table-cell>
          <table:table-cell table:style-name="ce2" office:value-type="string" calcext:value-type="string">
            <text:p>139%</text:p>
          </table:table-cell>
          <table:table-cell office:value-type="float" office:value="14576" calcext:value-type="float">
            <text:p>14576</text:p>
          </table:table-cell>
          <table:table-cell office:value-type="float" office:value="596" calcext:value-type="float">
            <text:p>596</text:p>
          </table:table-cell>
          <table:table-cell office:value-type="float" office:value="18992" calcext:value-type="float">
            <text:p>189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" table:style-name="ta1">
        <table:table-column table:style-name="co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JAVA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 table:style-name="ce2" office:value-type="string" calcext:value-type="string">
            <text:p>179%</text:p>
          </table:table-cell>
          <table:table-cell office:value-type="float" office:value="79316" calcext:value-type="float">
            <text:p>79316</text:p>
          </table:table-cell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style-name="ce4" table:formula="of:=[.C2]/[haskell.C2]" office:value-type="float" office:value="49" calcext:value-type="float">
            <text:p>49.00x</text:p>
          </table:table-cell>
          <table:table-cell table:style-name="ce4" table:formula="of:=[.G2]/[haskell.G2]" office:value-type="float" office:value="8.76613616268789" calcext:value-type="float">
            <text:p>8.77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err</text:p>
          </table:table-cell>
          <table:table-cell table:style-name="ce2" office:value-type="string" calcext:value-type="string">
            <text:p>err</text:p>
          </table:table-cell>
          <table:table-cell table:number-columns-repeated="3"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r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5.17" calcext:value-type="float">
            <text:p>15.17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08%</text:p>
          </table:table-cell>
          <table:table-cell office:value-type="float" office:value="708384" calcext:value-type="float">
            <text:p>708384</text:p>
          </table:table-cell>
          <table:table-cell office:value-type="float" office:value="235" calcext:value-type="float">
            <text:p>235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style-name="ce4" table:formula="of:=[.C4]/[haskell.C4]" office:value-type="float" office:value="128.181818181818" calcext:value-type="float">
            <text:p>128.18x</text:p>
          </table:table-cell>
          <table:table-cell table:style-name="ce4" table:formula="of:=[.G4]/[haskell.G4]" office:value-type="float" office:value="79.4865350089767" calcext:value-type="float">
            <text:p>79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13.86" calcext:value-type="float">
            <text:p>13.86</text:p>
          </table:table-cell>
          <table:table-cell office:value-type="float" office:value="0.17" calcext:value-type="float">
            <text:p>0.17</text:p>
          </table:table-cell>
          <table:table-cell table:style-name="ce2" office:value-type="string" calcext:value-type="string">
            <text:p>158%</text:p>
          </table:table-cell>
          <table:table-cell office:value-type="float" office:value="787076" calcext:value-type="float">
            <text:p>787076</text:p>
          </table:table-cell>
          <table:table-cell office:value-type="float" office:value="455" calcext:value-type="float">
            <text:p>455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table:style-name="ce4" table:formula="of:=[.C5]/[haskell.C5]" office:value-type="float" office:value="32.7407407407407" calcext:value-type="float">
            <text:p>32.74x</text:p>
          </table:table-cell>
          <table:table-cell table:style-name="ce4" table:formula="of:=[.G5]/[haskell.G5]" office:value-type="float" office:value="50.042980671414" calcext:value-type="float">
            <text:p>50.0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55" calcext:value-type="float">
            <text:p>2.55</text:p>
          </table:table-cell>
          <table:table-cell office:value-type="float" office:value="0.08" calcext:value-type="float">
            <text:p>0.08</text:p>
          </table:table-cell>
          <table:table-cell table:style-name="ce2" office:value-type="string" calcext:value-type="string">
            <text:p>238%</text:p>
          </table:table-cell>
          <table:table-cell office:value-type="float" office:value="254404" calcext:value-type="float">
            <text:p>254404</text:p>
          </table:table-cell>
          <table:table-cell office:value-type="float" office:value="30" calcext:value-type="float">
            <text:p>3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4" table:formula="of:=[.C6]/[haskell.C6]" office:value-type="float" office:value="7.33333333333333" calcext:value-type="float">
            <text:p>7.33x</text:p>
          </table:table-cell>
          <table:table-cell table:style-name="ce4" table:formula="of:=[.G6]/[haskell.G6]" office:value-type="float" office:value="11.4844709281329" calcext:value-type="float">
            <text:p>11.48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7.13" calcext:value-type="float">
            <text:p>7.13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1%</text:p>
          </table:table-cell>
          <table:table-cell office:value-type="float" office:value="720680" calcext:value-type="float">
            <text:p>720680</text:p>
          </table:table-cell>
          <table:table-cell office:value-type="float" office:value="118" calcext:value-type="float">
            <text:p>118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style-name="ce4" table:formula="of:=[.C7]/[haskell.C7]" office:value-type="float" office:value="118.2" calcext:value-type="float">
            <text:p>118.20x</text:p>
          </table:table-cell>
          <table:table-cell table:style-name="ce4" table:formula="of:=[.G7]/[haskell.G7]" office:value-type="float" office:value="52.4359720605355" calcext:value-type="float">
            <text:p>52.4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7.51" calcext:value-type="float">
            <text:p>7.51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3%</text:p>
          </table:table-cell>
          <table:table-cell office:value-type="float" office:value="707020" calcext:value-type="float">
            <text:p>707020</text:p>
          </table:table-cell>
          <table:table-cell office:value-type="float" office:value="118" calcext:value-type="float">
            <text:p>118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style-name="ce4" table:formula="of:=[.C8]/[haskell.C8]" office:value-type="float" office:value="123.2" calcext:value-type="float">
            <text:p>123.20x</text:p>
          </table:table-cell>
          <table:table-cell table:style-name="ce4" table:formula="of:=[.G8]/[haskell.G8]" office:value-type="float" office:value="59.513468013468" calcext:value-type="float">
            <text:p>59.5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8.38" calcext:value-type="float">
            <text:p>8.38</text:p>
          </table:table-cell>
          <table:table-cell office:value-type="float" office:value="4.79" calcext:value-type="float">
            <text:p>4.79</text:p>
          </table:table-cell>
          <table:table-cell table:style-name="ce2" office:value-type="string" calcext:value-type="string">
            <text:p>247%</text:p>
          </table:table-cell>
          <table:table-cell office:value-type="float" office:value="731316" calcext:value-type="float">
            <text:p>731316</text:p>
          </table:table-cell>
          <table:table-cell office:value-type="float" office:value="68872" calcext:value-type="float">
            <text:p>68872</text:p>
          </table:table-cell>
          <table:table-cell office:value-type="float" office:value="465329" calcext:value-type="float">
            <text:p>465329</text:p>
          </table:table-cell>
          <table:table-cell office:value-type="float" office:value="0" calcext:value-type="float">
            <text:p>0</text:p>
          </table:table-cell>
          <table:table-cell table:style-name="ce4" table:formula="of:=[.C9]/[haskell.C9]" office:value-type="float" office:value="4.1" calcext:value-type="float">
            <text:p>4.10x</text:p>
          </table:table-cell>
          <table:table-cell table:style-name="ce4" table:formula="of:=[.G9]/[haskell.G9]" office:value-type="float" office:value="3.86375451721296" calcext:value-type="float">
            <text:p>3.86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0.19" calcext:value-type="float">
            <text:p>80.19</text:p>
          </table:table-cell>
          <table:table-cell office:value-type="float" office:value="312" calcext:value-type="float">
            <text:p>312</text:p>
          </table:table-cell>
          <table:table-cell office:value-type="float" office:value="1.3" calcext:value-type="float">
            <text:p>1.3</text:p>
          </table:table-cell>
          <table:table-cell table:style-name="ce2" office:value-type="string" calcext:value-type="string">
            <text:p>390%</text:p>
          </table:table-cell>
          <table:table-cell office:value-type="float" office:value="781772" calcext:value-type="float">
            <text:p>781772</text:p>
          </table:table-cell>
          <table:table-cell office:value-type="float" office:value="9573" calcext:value-type="float">
            <text:p>9573</text:p>
          </table:table-cell>
          <table:table-cell office:value-type="float" office:value="16484" calcext:value-type="float">
            <text:p>16484</text:p>
          </table:table-cell>
          <table:table-cell office:value-type="float" office:value="0" calcext:value-type="float">
            <text:p>0</text:p>
          </table:table-cell>
          <table:table-cell table:style-name="ce4" table:formula="of:=[.C10]/[haskell.C10]" office:value-type="float" office:value="4.01552328492739" calcext:value-type="float">
            <text:p>4.02x</text:p>
          </table:table-cell>
          <table:table-cell table:style-name="ce4" table:formula="of:=[.G10]/[haskell.G10]" office:value-type="float" office:value="28.3045619116582" calcext:value-type="float">
            <text:p>28.3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7.59" calcext:value-type="float">
            <text:p>7.59</text:p>
          </table:table-cell>
          <table:table-cell office:value-type="float" office:value="4.51" calcext:value-type="float">
            <text:p>4.51</text:p>
          </table:table-cell>
          <table:table-cell table:style-name="ce2" office:value-type="string" calcext:value-type="string">
            <text:p>174%</text:p>
          </table:table-cell>
          <table:table-cell office:value-type="float" office:value="4190052" calcext:value-type="float">
            <text:p>4190052</text:p>
          </table:table-cell>
          <table:table-cell office:value-type="float" office:value="11808" calcext:value-type="float">
            <text:p>11808</text:p>
          </table:table-cell>
          <table:table-cell office:value-type="float" office:value="143713" calcext:value-type="float">
            <text:p>143713</text:p>
          </table:table-cell>
          <table:table-cell office:value-type="float" office:value="0" calcext:value-type="float">
            <text:p>0</text:p>
          </table:table-cell>
          <table:table-cell table:style-name="ce4" table:formula="of:=[.C11]/[haskell.C11]" office:value-type="float" office:value="49.5714285714286" calcext:value-type="float">
            <text:p>49.57x</text:p>
          </table:table-cell>
          <table:table-cell table:style-name="ce4" table:formula="of:=[.G11]/[haskell.G11]" office:value-type="float" office:value="186.4897632188" calcext:value-type="float">
            <text:p>186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7.61" calcext:value-type="float">
            <text:p>7.61</text:p>
          </table:table-cell>
          <table:table-cell office:value-type="float" office:value="1.56" calcext:value-type="float">
            <text:p>1.56</text:p>
          </table:table-cell>
          <table:table-cell table:style-name="ce2" office:value-type="string" calcext:value-type="string">
            <text:p>276%</text:p>
          </table:table-cell>
          <table:table-cell office:value-type="float" office:value="836692" calcext:value-type="float">
            <text:p>836692</text:p>
          </table:table-cell>
          <table:table-cell office:value-type="float" office:value="13001" calcext:value-type="float">
            <text:p>13001</text:p>
          </table:table-cell>
          <table:table-cell office:value-type="float" office:value="157337" calcext:value-type="float">
            <text:p>157337</text:p>
          </table:table-cell>
          <table:table-cell office:value-type="float" office:value="0" calcext:value-type="float">
            <text:p>0</text:p>
          </table:table-cell>
          <table:table-cell table:style-name="ce4" table:formula="of:=[.C12]/[haskell.C12]" office:value-type="float" office:value="8.97297297297297" calcext:value-type="float">
            <text:p>8.97x</text:p>
          </table:table-cell>
          <table:table-cell table:style-name="ce4" table:formula="of:=[.G12]/[haskell.G12]" office:value-type="float" office:value="55.1180500658762" calcext:value-type="float">
            <text:p>55.12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3.35" calcext:value-type="float">
            <text:p>3.35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215%</text:p>
          </table:table-cell>
          <table:table-cell office:value-type="float" office:value="733360" calcext:value-type="float">
            <text:p>733360</text:p>
          </table:table-cell>
          <table:table-cell office:value-type="float" office:value="2753" calcext:value-type="float">
            <text:p>2753</text:p>
          </table:table-cell>
          <table:table-cell office:value-type="float" office:value="98949" calcext:value-type="float">
            <text:p>98949</text:p>
          </table:table-cell>
          <table:table-cell office:value-type="float" office:value="0" calcext:value-type="float">
            <text:p>0</text:p>
          </table:table-cell>
          <table:table-cell table:style-name="ce4" table:formula="of:=[.C13]/[haskell.C13]" office:value-type="float" office:value="7.53333333333333" calcext:value-type="float">
            <text:p>7.53x</text:p>
          </table:table-cell>
          <table:table-cell table:style-name="ce4" table:formula="of:=[.G13]/[haskell.G13]" office:value-type="float" office:value="14.9056910569106" calcext:value-type="float">
            <text:p>14.9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2.19" calcext:value-type="float">
            <text:p>22.19</text:p>
          </table:table-cell>
          <table:table-cell office:value-type="float" office:value="21.63" calcext:value-type="float">
            <text:p>21.63</text:p>
          </table:table-cell>
          <table:table-cell office:value-type="float" office:value="9.56" calcext:value-type="float">
            <text:p>9.56</text:p>
          </table:table-cell>
          <table:table-cell table:style-name="ce2" office:value-type="string" calcext:value-type="string">
            <text:p>140%</text:p>
          </table:table-cell>
          <table:table-cell office:value-type="float" office:value="3386032" calcext:value-type="float">
            <text:p>3386032</text:p>
          </table:table-cell>
          <table:table-cell office:value-type="float" office:value="14839" calcext:value-type="float">
            <text:p>14839</text:p>
          </table:table-cell>
          <table:table-cell office:value-type="float" office:value="292543" calcext:value-type="float">
            <text:p>292543</text:p>
          </table:table-cell>
          <table:table-cell office:value-type="float" office:value="0" calcext:value-type="float">
            <text:p>0</text:p>
          </table:table-cell>
          <table:table-cell table:style-name="ce4" table:formula="of:=[.C14]/[haskell.C14]" office:value-type="float" office:value="130.529411764706" calcext:value-type="float">
            <text:p>130.53x</text:p>
          </table:table-cell>
          <table:table-cell table:style-name="ce4" table:formula="of:=[.G14]/[haskell.G14]" office:value-type="float" office:value="138.092659053834" calcext:value-type="float">
            <text:p>138.0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6.06" calcext:value-type="float">
            <text:p>36.06</text:p>
          </table:table-cell>
          <table:table-cell office:value-type="float" office:value="48.46" calcext:value-type="float">
            <text:p>48.46</text:p>
          </table:table-cell>
          <table:table-cell office:value-type="float" office:value="17.05" calcext:value-type="float">
            <text:p>17.05</text:p>
          </table:table-cell>
          <table:table-cell table:style-name="ce2" office:value-type="string" calcext:value-type="string">
            <text:p>181%</text:p>
          </table:table-cell>
          <table:table-cell office:value-type="float" office:value="878148" calcext:value-type="float">
            <text:p>878148</text:p>
          </table:table-cell>
          <table:table-cell office:value-type="float" office:value="10819" calcext:value-type="float">
            <text:p>10819</text:p>
          </table:table-cell>
          <table:table-cell office:value-type="float" office:value="1304209" calcext:value-type="float">
            <text:p>1304209</text:p>
          </table:table-cell>
          <table:table-cell office:value-type="float" office:value="2" calcext:value-type="float">
            <text:p>2</text:p>
          </table:table-cell>
          <table:table-cell table:style-name="ce4" table:formula="of:=[.C15]/[haskell.C15]" office:value-type="float" office:value="7.2995951417004" calcext:value-type="float">
            <text:p>7.30x</text:p>
          </table:table-cell>
          <table:table-cell table:style-name="ce4" table:formula="of:=[.G15]/[haskell.G15]" office:value-type="float" office:value="24.2341318026272" calcext:value-type="float">
            <text:p>24.23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5.09" calcext:value-type="float">
            <text:p>15.09</text:p>
          </table:table-cell>
          <table:table-cell office:value-type="float" office:value="1.25" calcext:value-type="float">
            <text:p>1.25</text:p>
          </table:table-cell>
          <table:table-cell table:style-name="ce2" office:value-type="string" calcext:value-type="string">
            <text:p>212%</text:p>
          </table:table-cell>
          <table:table-cell office:value-type="float" office:value="829420" calcext:value-type="float">
            <text:p>829420</text:p>
          </table:table-cell>
          <table:table-cell office:value-type="float" office:value="231" calcext:value-type="float">
            <text:p>231</text:p>
          </table:table-cell>
          <table:table-cell office:value-type="float" office:value="523358" calcext:value-type="float">
            <text:p>523358</text:p>
          </table:table-cell>
          <table:table-cell office:value-type="float" office:value="0" calcext:value-type="float">
            <text:p>0</text:p>
          </table:table-cell>
          <table:table-cell table:style-name="ce4" table:formula="of:=[.C16]/[haskell.C16]" office:value-type="float" office:value="5.09933774834437" calcext:value-type="float">
            <text:p>5.10x</text:p>
          </table:table-cell>
          <table:table-cell table:style-name="ce4" table:formula="of:=[.G16]/[haskell.G16]" office:value-type="float" office:value="56.9031284302964" calcext:value-type="float">
            <text:p>56.9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7"/>
        <table:table-row table:style-name="ro1">
          <table:table-cell office:value-type="string" calcext:value-type="string">
            <text:p>prog</text:p>
          </table:table-cell>
          <table:table-cell table:style-name="ce1" office:value-type="string" calcext:value-type="string">
            <text:p>exitstatus</text:p>
          </table:table-cell>
          <table:table-cell table:style-name="ce1" office:value-type="string" calcext:value-type="string">
            <text:p>realtime(s)</text:p>
          </table:table-cell>
          <table:table-cell table:style-name="ce1" office:value-type="string" calcext:value-type="string">
            <text:p>usertime(s)</text:p>
          </table:table-cell>
          <table:table-cell table:style-name="ce1" office:value-type="string" calcext:value-type="string">
            <text:p>systemtime(s)</text:p>
          </table:table-cell>
          <table:table-cell table:style-name="ce1" office:value-type="string" calcext:value-type="string">
            <text:p>cpupercent</text:p>
          </table:table-cell>
          <table:table-cell table:style-name="ce1" office:value-type="string" calcext:value-type="string">
            <text:p>maxmemory(KB)</text:p>
          </table:table-cell>
          <table:table-cell table:style-name="ce1" office:value-type="string" calcext:value-type="string">
            <text:p>contextswitches(forced)</text:p>
          </table:table-cell>
          <table:table-cell table:style-name="ce1" office:value-type="string" calcext:value-type="string">
            <text:p><text:s/>contextswitches(coop)</text:p>
          </table:table-cell>
          <table:table-cell table:style-name="ce1" office:value-type="string" calcext:value-type="string">
            <text:p>pagefaults</text:p>
          </table:table-cell>
          <table:table-cell table:style-name="ce4" office:value-type="string" calcext:value-type="string">
            <text:p>vs haskell time</text:p>
          </table:table-cell>
          <table:table-cell table:style-name="ce4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string" calcext:value-type="string">
            <text:p>20%</text:p>
          </table:table-cell>
          <table:table-cell table:style-name="ce1" office:value-type="float" office:value="22856" calcext:value-type="float">
            <text:p>228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66" calcext:value-type="float">
            <text:p>586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2]/[haskell.C2]" office:value-type="float" office:value="133" calcext:value-type="float">
            <text:p>133.00x</text:p>
          </table:table-cell>
          <table:table-cell table:style-name="ce4" table:formula="of:=[.G2]/[haskell.G2]" office:value-type="float" office:value="2.52608311229001" calcext:value-type="float">
            <text:p>2.53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3.34" calcext:value-type="float">
            <text:p>733.34</text:p>
          </table:table-cell>
          <table:table-cell table:style-name="ce1" office:value-type="float" office:value="761.88" calcext:value-type="float">
            <text:p>761.88</text:p>
          </table:table-cell>
          <table:table-cell table:style-name="ce1" office:value-type="float" office:value="7.79" calcext:value-type="float">
            <text:p>7.79</text:p>
          </table:table-cell>
          <table:table-cell table:style-name="ce2" office:value-type="string" calcext:value-type="string">
            <text:p>104%</text:p>
          </table:table-cell>
          <table:table-cell table:style-name="ce1" office:value-type="float" office:value="654268" calcext:value-type="float">
            <text:p>654268</text:p>
          </table:table-cell>
          <table:table-cell table:style-name="ce1" office:value-type="float" office:value="99526" calcext:value-type="float">
            <text:p>99526</text:p>
          </table:table-cell>
          <table:table-cell table:style-name="ce1" office:value-type="float" office:value="192691" calcext:value-type="float">
            <text:p>19269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3]/[haskell.C3]" office:value-type="float" office:value="763.895833333333" calcext:value-type="float">
            <text:p>763.90x</text:p>
          </table:table-cell>
          <table:table-cell table:style-name="ce4" table:formula="of:=[.G3]/[haskell.G3]" office:value-type="float" office:value="3.93520991218573" calcext:value-type="float">
            <text:p>3.94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string" calcext:value-type="string">
            <text:p>37%</text:p>
          </table:table-cell>
          <table:table-cell table:style-name="ce1" office:value-type="float" office:value="22624" calcext:value-type="float">
            <text:p>2262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174" calcext:value-type="float">
            <text:p>517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4]/[haskell.C4]" office:value-type="float" office:value="14.6363636363636" calcext:value-type="float">
            <text:p>14.64x</text:p>
          </table:table-cell>
          <table:table-cell table:style-name="ce4" table:formula="of:=[.G4]/[haskell.G4]" office:value-type="float" office:value="2.53859964093357" calcext:value-type="float">
            <text:p>2.54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79" calcext:value-type="float">
            <text:p>42.79</text:p>
          </table:table-cell>
          <table:table-cell table:style-name="ce1" office:value-type="float" office:value="82.52" calcext:value-type="float">
            <text:p>82.52</text:p>
          </table:table-cell>
          <table:table-cell table:style-name="ce1" office:value-type="float" office:value="8.96" calcext:value-type="float">
            <text:p>8.96</text:p>
          </table:table-cell>
          <table:table-cell table:style-name="ce2" office:value-type="string" calcext:value-type="string">
            <text:p>213%</text:p>
          </table:table-cell>
          <table:table-cell table:style-name="ce1" office:value-type="float" office:value="44260" calcext:value-type="float">
            <text:p>44260</text:p>
          </table:table-cell>
          <table:table-cell table:style-name="ce1" office:value-type="float" office:value="189037" calcext:value-type="float">
            <text:p>189037</text:p>
          </table:table-cell>
          <table:table-cell table:style-name="ce1" office:value-type="float" office:value="414162" calcext:value-type="float">
            <text:p>41416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5]/[haskell.C5]" office:value-type="float" office:value="158.481481481481" calcext:value-type="float">
            <text:p>158.48x</text:p>
          </table:table-cell>
          <table:table-cell table:style-name="ce4" table:formula="of:=[.G5]/[haskell.G5]" office:value-type="float" office:value="2.81408952187182" calcext:value-type="float">
            <text:p>2.81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5" calcext:value-type="float">
            <text:p>0.05</text:p>
          </table:table-cell>
          <table:table-cell table:style-name="ce2" office:value-type="string" calcext:value-type="string">
            <text:p>24%</text:p>
          </table:table-cell>
          <table:table-cell table:style-name="ce1" office:value-type="float" office:value="36576" calcext:value-type="float">
            <text:p>3657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58" calcext:value-type="float">
            <text:p>515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6]/[haskell.C6]" office:value-type="float" office:value="8.73333333333333" calcext:value-type="float">
            <text:p>8.73x</text:p>
          </table:table-cell>
          <table:table-cell table:style-name="ce4" table:formula="of:=[.G6]/[haskell.G6]" office:value-type="float" office:value="1.65113759479957" calcext:value-type="float">
            <text:p>1.65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18" calcext:value-type="float">
            <text:p>0.18</text:p>
          </table:table-cell>
          <table:table-cell table:style-name="ce2" office:value-type="string" calcext:value-type="string">
            <text:p>86%</text:p>
          </table:table-cell>
          <table:table-cell table:style-name="ce1" office:value-type="float" office:value="35200" calcext:value-type="float">
            <text:p>35200</text:p>
          </table:table-cell>
          <table:table-cell table:style-name="ce1" office:value-type="float" office:value="6764" calcext:value-type="float">
            <text:p>6764</text:p>
          </table:table-cell>
          <table:table-cell table:style-name="ce1" office:value-type="float" office:value="11561" calcext:value-type="float">
            <text:p>1156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7]/[haskell.C7]" office:value-type="float" office:value="33" calcext:value-type="float">
            <text:p>33.00x</text:p>
          </table:table-cell>
          <table:table-cell table:style-name="ce4" table:formula="of:=[.G7]/[haskell.G7]" office:value-type="float" office:value="2.56111757857974" calcext:value-type="float">
            <text:p>2.5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15" calcext:value-type="float">
            <text:p>0.15</text:p>
          </table:table-cell>
          <table:table-cell table:style-name="ce2" office:value-type="string" calcext:value-type="string">
            <text:p>79%</text:p>
          </table:table-cell>
          <table:table-cell table:style-name="ce1" office:value-type="float" office:value="38024" calcext:value-type="float">
            <text:p>3802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218" calcext:value-type="float">
            <text:p>1021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8]/[haskell.C8]" office:value-type="float" office:value="31.2" calcext:value-type="float">
            <text:p>31.20x</text:p>
          </table:table-cell>
          <table:table-cell table:style-name="ce4" table:formula="of:=[.G8]/[haskell.G8]" office:value-type="float" office:value="3.2006734006734" calcext:value-type="float">
            <text:p>3.2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.58" calcext:value-type="float">
            <text:p>396.58</text:p>
          </table:table-cell>
          <table:table-cell table:style-name="ce1" office:value-type="float" office:value="514.75" calcext:value-type="float">
            <text:p>514.75</text:p>
          </table:table-cell>
          <table:table-cell table:style-name="ce1" office:value-type="float" office:value="27.72" calcext:value-type="float">
            <text:p>27.72</text:p>
          </table:table-cell>
          <table:table-cell table:style-name="ce2" office:value-type="string" calcext:value-type="string">
            <text:p>136%</text:p>
          </table:table-cell>
          <table:table-cell table:style-name="ce1" office:value-type="float" office:value="299868" calcext:value-type="float">
            <text:p>299868</text:p>
          </table:table-cell>
          <table:table-cell table:style-name="ce1" office:value-type="float" office:value="262658" calcext:value-type="float">
            <text:p>262658</text:p>
          </table:table-cell>
          <table:table-cell table:style-name="ce1" office:value-type="float" office:value="1015259" calcext:value-type="float">
            <text:p>101525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9]/[haskell.C9]" office:value-type="float" office:value="305.061538461538" calcext:value-type="float">
            <text:p>305.06x</text:p>
          </table:table-cell>
          <table:table-cell table:style-name="ce4" table:formula="of:=[.G9]/[haskell.G9]" office:value-type="float" office:value="1.58428960882521" calcext:value-type="float">
            <text:p>1.58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1" calcext:value-type="float">
            <text:p>58.1</text:p>
          </table:table-cell>
          <table:table-cell table:style-name="ce1" office:value-type="float" office:value="195.23" calcext:value-type="float">
            <text:p>195.23</text:p>
          </table:table-cell>
          <table:table-cell table:style-name="ce1" office:value-type="float" office:value="6.47" calcext:value-type="float">
            <text:p>6.47</text:p>
          </table:table-cell>
          <table:table-cell table:style-name="ce2" office:value-type="string" calcext:value-type="string">
            <text:p>347%</text:p>
          </table:table-cell>
          <table:table-cell table:style-name="ce1" office:value-type="float" office:value="325980" calcext:value-type="float">
            <text:p>325980</text:p>
          </table:table-cell>
          <table:table-cell table:style-name="ce1" office:value-type="float" office:value="7974" calcext:value-type="float">
            <text:p>7974</text:p>
          </table:table-cell>
          <table:table-cell table:style-name="ce1" office:value-type="float" office:value="27576" calcext:value-type="float">
            <text:p>2757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10]/[haskell.C10]" office:value-type="float" office:value="2.9093640460691" calcext:value-type="float">
            <text:p>2.91x</text:p>
          </table:table-cell>
          <table:table-cell table:style-name="ce4" table:formula="of:=[.D6]/[haskell.G10]" office:value-type="float" office:value="0.00000977552498189718" calcext:value-type="float">
            <text:p>0.0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32" calcext:value-type="float">
            <text:p>12.32</text:p>
          </table:table-cell>
          <table:table-cell table:style-name="ce1" office:value-type="float" office:value="35.63" calcext:value-type="float">
            <text:p>35.63</text:p>
          </table:table-cell>
          <table:table-cell table:style-name="ce1" office:value-type="float" office:value="2.91" calcext:value-type="float">
            <text:p>2.91</text:p>
          </table:table-cell>
          <table:table-cell table:style-name="ce2" office:value-type="string" calcext:value-type="string">
            <text:p>312%</text:p>
          </table:table-cell>
          <table:table-cell table:style-name="ce1" office:value-type="float" office:value="665084" calcext:value-type="float">
            <text:p>665084</text:p>
          </table:table-cell>
          <table:table-cell table:style-name="ce1" office:value-type="float" office:value="18302" calcext:value-type="float">
            <text:p>18302</text:p>
          </table:table-cell>
          <table:table-cell table:style-name="ce1" office:value-type="float" office:value="97524" calcext:value-type="float">
            <text:p>9752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11]/[haskell.C11]" office:value-type="float" office:value="88" calcext:value-type="float">
            <text:p>88.00x</text:p>
          </table:table-cell>
          <table:table-cell table:style-name="ce4" table:formula="of:=[.D7]/[haskell.G11]" office:value-type="float" office:value="0.0000547445255474453" calcext:value-type="float">
            <text:p>0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table:style-name="ce1" office:value-type="string" calcext:value-type="string">
            <text:p>killed</text:p>
          </table:table-cell>
          <table:table-cell table:style-name="ce5" office:value-type="float" office:value="3254.34" calcext:value-type="float">
            <text:p>&gt;3254.34</text:p>
          </table:table-cell>
          <table:table-cell table:style-name="ce1" office:value-type="float" office:value="3416.65" calcext:value-type="float">
            <text:p>3416.65</text:p>
          </table:table-cell>
          <table:table-cell table:style-name="ce1" office:value-type="float" office:value="48.2" calcext:value-type="float">
            <text:p>48.2</text:p>
          </table:table-cell>
          <table:table-cell table:style-name="ce2" office:value-type="string" calcext:value-type="string">
            <text:p>106%</text:p>
          </table:table-cell>
          <table:table-cell table:style-name="ce1" office:value-type="float" office:value="775368" calcext:value-type="float">
            <text:p>775368</text:p>
          </table:table-cell>
          <table:table-cell table:style-name="ce1" office:value-type="float" office:value="333209" calcext:value-type="float">
            <text:p>333209</text:p>
          </table:table-cell>
          <table:table-cell table:style-name="ce1" office:value-type="float" office:value="1749673" calcext:value-type="float">
            <text:p>1749673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[.C12]/[haskell.C12]" office:value-type="float" office:value="8795.51351351351" calcext:value-type="float">
            <text:p>&gt;8795.51x</text:p>
          </table:table-cell>
          <table:table-cell table:style-name="ce4" table:formula="of:=[.D8]/[haskell.G12]" office:value-type="float" office:value="0.0000711462450592885" calcext:value-type="float">
            <text:p>0.00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table:number-columns-repeated="9" table:style-name="ce1" office:value-type="string" calcext:value-type="string">
            <text:p>stalled</text:p>
          </table:table-cell>
          <table:table-cell table:number-columns-repeated="2" table:style-name="ce4" office:value-type="string" calcext:value-type="string">
            <text:p>stalled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6.07" calcext:value-type="float">
            <text:p>36.07</text:p>
          </table:table-cell>
          <table:table-cell table:style-name="ce1" office:value-type="float" office:value="2.58" calcext:value-type="float">
            <text:p>2.58</text:p>
          </table:table-cell>
          <table:table-cell table:style-name="ce2" office:value-type="string" calcext:value-type="string">
            <text:p>299%</text:p>
          </table:table-cell>
          <table:table-cell table:style-name="ce1" office:value-type="float" office:value="388320" calcext:value-type="float">
            <text:p>388320</text:p>
          </table:table-cell>
          <table:table-cell table:style-name="ce1" office:value-type="float" office:value="49060" calcext:value-type="float">
            <text:p>49060</text:p>
          </table:table-cell>
          <table:table-cell table:style-name="ce1" office:value-type="float" office:value="84249" calcext:value-type="float">
            <text:p>8424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14]/[haskell.C14]" office:value-type="float" office:value="75.8823529411765" calcext:value-type="float">
            <text:p>75.88x</text:p>
          </table:table-cell>
          <table:table-cell table:style-name="ce4" table:formula="of:=[.D10]/[haskell.G14]" office:value-type="float" office:value="0.00796207177814029" calcext:value-type="float">
            <text:p>0.01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.53" calcext:value-type="float">
            <text:p>302.53</text:p>
          </table:table-cell>
          <table:table-cell table:style-name="ce1" office:value-type="float" office:value="855.52" calcext:value-type="float">
            <text:p>855.52</text:p>
          </table:table-cell>
          <table:table-cell table:style-name="ce1" office:value-type="float" office:value="95.83" calcext:value-type="float">
            <text:p>95.83</text:p>
          </table:table-cell>
          <table:table-cell table:style-name="ce2" office:value-type="string" calcext:value-type="string">
            <text:p>314%</text:p>
          </table:table-cell>
          <table:table-cell table:style-name="ce1" office:value-type="float" office:value="298256" calcext:value-type="float">
            <text:p>298256</text:p>
          </table:table-cell>
          <table:table-cell table:style-name="ce1" office:value-type="float" office:value="2497513" calcext:value-type="float">
            <text:p>2497513</text:p>
          </table:table-cell>
          <table:table-cell table:style-name="ce1" office:value-type="float" office:value="4109877" calcext:value-type="float">
            <text:p>4109877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C15]/[haskell.C15]" office:value-type="float" office:value="61.2408906882591" calcext:value-type="float">
            <text:p>61.24x</text:p>
          </table:table-cell>
          <table:table-cell table:style-name="ce4" table:formula="of:=[.D11]/[haskell.G15]" office:value-type="float" office:value="0.000983276299812341" calcext:value-type="float">
            <text:p>0.00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table:style-name="ce1" office:value-type="string" calcext:value-type="string">
            <text:p>killed</text:p>
          </table:table-cell>
          <table:table-cell table:style-name="ce5" office:value-type="float" office:value="4565.21" calcext:value-type="float">
            <text:p>&gt;4565.21</text:p>
          </table:table-cell>
          <table:table-cell table:style-name="ce1" office:value-type="float" office:value="5410.13" calcext:value-type="float">
            <text:p>5410.13</text:p>
          </table:table-cell>
          <table:table-cell table:style-name="ce1" office:value-type="float" office:value="250.87" calcext:value-type="float">
            <text:p>250.87</text:p>
          </table:table-cell>
          <table:table-cell table:style-name="ce2" office:value-type="string" calcext:value-type="string">
            <text:p>124%</text:p>
          </table:table-cell>
          <table:table-cell table:style-name="ce1" office:value-type="float" office:value="254020" calcext:value-type="float">
            <text:p>254020</text:p>
          </table:table-cell>
          <table:table-cell table:style-name="ce1" office:value-type="float" office:value="2797973" calcext:value-type="float">
            <text:p>2797973</text:p>
          </table:table-cell>
          <table:table-cell table:style-name="ce1" office:value-type="float" office:value="7824464" calcext:value-type="float">
            <text:p>7824464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[.C16]/[haskell.C16]" office:value-type="float" office:value="3023.3178807947" calcext:value-type="float">
            <text:p>&gt;3023.32x</text:p>
          </table:table-cell>
          <table:table-cell table:style-name="ce4" table:formula="of:=[.D12]/[haskell.G16]" office:value-type="float" office:value="0.234402442371021" calcext:value-type="float">
            <text:p>0.23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4"/>
        <table:table-row table:style-name="ro1">
          <table:table-cell office:value-type="string" calcext:value-type="string">
            <text:p>Prog MAUDE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9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5.29354553492485" calcext:value-type="float">
            <text:p>5.29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061.4" calcext:value-type="float">
            <text:p>&gt;2061.40</text:p>
          </table:table-cell>
          <table:table-cell office:value-type="float" office:value="2057.7" calcext:value-type="float">
            <text:p>2057.7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100%</text:p>
          </table:table-cell>
          <table:table-cell office:value-type="float" office:value="46056" calcext:value-type="float">
            <text:p>46056</text:p>
          </table:table-cell>
          <table:table-cell office:value-type="float" office:value="5944" calcext:value-type="float">
            <text:p>59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table:formula="of:=[.C3]/[haskell.C3]" office:value-type="float" office:value="2147.29166666667" calcext:value-type="float">
            <text:p>&gt;2147.29x</text:p>
          </table:table-cell>
          <table:table-cell table:formula="of:=[.G3]/[haskell.G3]" office:value-type="float" office:value="0.277011909058102" calcext:value-type="float">
            <text:p>0.28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4.3451526032316" calcext:value-type="float">
            <text:p>4.35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553.54" calcext:value-type="float">
            <text:p>&gt;2553.54</text:p>
          </table:table-cell>
          <table:table-cell office:value-type="float" office:value="2549.91" calcext:value-type="float">
            <text:p>2549.91</text:p>
          </table:table-cell>
          <table:table-cell office:value-type="float" office:value="6.31" calcext:value-type="float">
            <text:p>6.3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7948" calcext:value-type="float">
            <text:p>47948</text:p>
          </table:table-cell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" table:formula="of:=[.C5]/[haskell.C5]" office:value-type="float" office:value="9457.55555555555" calcext:value-type="float">
            <text:p>&gt;9457.56x</text:p>
          </table:table-cell>
          <table:table-cell table:formula="of:=[.G5]/[haskell.G5]" office:value-type="float" office:value="3.04857578840285" calcext:value-type="float">
            <text:p>3.05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1703.1" calcext:value-type="float">
            <text:p>&gt;1703.10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0.2" calcext:value-type="float">
            <text:p>0.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50832" calcext:value-type="float">
            <text:p>50832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6]/[haskell.C6]" office:value-type="float" office:value="11354" calcext:value-type="float">
            <text:p>&gt;11354.00x</text:p>
          </table:table-cell>
          <table:table-cell table:formula="of:=[.G6]/[haskell.G6]" office:value-type="float" office:value="2.29469122426869" calcext:value-type="float">
            <text:p>2.29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6404.2" calcext:value-type="float">
            <text:p>6404.20x</text:p>
          </table:table-cell>
          <table:table-cell table:formula="of:=[.G7]/[haskell.G7]" office:value-type="float" office:value="3.03201396973225" calcext:value-type="float">
            <text:p>3.03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6573" calcext:value-type="float">
            <text:p>6573.00x</text:p>
          </table:table-cell>
          <table:table-cell table:formula="of:=[.G8]/[haskell.G8]" office:value-type="float" office:value="3.52760942760943" calcext:value-type="float">
            <text:p>3.53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396.49" calcext:value-type="float">
            <text:p>&gt;396.49</text:p>
          </table:table-cell>
          <table:table-cell office:value-type="float" office:value="394.73" calcext:value-type="float">
            <text:p>394.73</text:p>
          </table:table-cell>
          <table:table-cell office:value-type="float" office:value="2.06" calcext:value-type="float">
            <text:p>2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820" calcext:value-type="float">
            <text:p>40820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C9]/[haskell.C9]" office:value-type="float" office:value="304.992307692308" calcext:value-type="float">
            <text:p>&gt;304.99x</text:p>
          </table:table-cell>
          <table:table-cell table:formula="of:=[.G9]/[haskell.G9]" office:value-type="float" office:value="0.215663898222701" calcext:value-type="float">
            <text:p>0.22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814.19" calcext:value-type="float">
            <text:p>&gt;814.19</text:p>
          </table:table-cell>
          <table:table-cell office:value-type="float" office:value="814.93" calcext:value-type="float">
            <text:p>814.93</text:p>
          </table:table-cell>
          <table:table-cell office:value-type="float" office:value="0.12" calcext:value-type="float">
            <text:p>0.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6984" calcext:value-type="float">
            <text:p>46984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0]/[haskell.C10]" office:value-type="float" office:value="40.770655983976" calcext:value-type="float">
            <text:p>&gt;40.77x</text:p>
          </table:table-cell>
          <table:table-cell table:formula="of:=[.G10]/[haskell.G10]" office:value-type="float" office:value="1.70108616944243" calcext:value-type="float">
            <text:p>1.7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364.1" calcext:value-type="float">
            <text:p>&gt;364.10</text:p>
          </table:table-cell>
          <table:table-cell office:value-type="float" office:value="364.23" calcext:value-type="float">
            <text:p>364.23</text:p>
          </table:table-cell>
          <table:table-cell office:value-type="float" office:value="0.18" calcext:value-type="float">
            <text:p>0.1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004" calcext:value-type="float">
            <text:p>4500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1]/[haskell.C11]" office:value-type="float" office:value="2600.71428571429" calcext:value-type="float">
            <text:p>&gt;2600.71x</text:p>
          </table:table-cell>
          <table:table-cell table:formula="of:=[.G11]/[haskell.G11]" office:value-type="float" office:value="2.00302652661563" calcext:value-type="float">
            <text:p>2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96.99" calcext:value-type="float">
            <text:p>&gt;296.99</text:p>
          </table:table-cell>
          <table:table-cell office:value-type="float" office:value="297.17" calcext:value-type="float">
            <text:p>297.17</text:p>
          </table:table-cell>
          <table:table-cell office:value-type="float" office:value="0.06" calcext:value-type="float">
            <text:p>0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508" calcext:value-type="float">
            <text:p>4050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2]/[haskell.C12]" office:value-type="float" office:value="802.675675675676" calcext:value-type="float">
            <text:p>&gt;802.68x</text:p>
          </table:table-cell>
          <table:table-cell table:formula="of:=[.G12]/[haskell.G12]" office:value-type="float" office:value="2.66851119894598" calcext:value-type="float">
            <text:p>2.67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1213.04" calcext:value-type="float">
            <text:p>&gt;1213.04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5.04" calcext:value-type="float">
            <text:p>5.04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752" calcext:value-type="float">
            <text:p>45752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3]/[haskell.C13]" office:value-type="float" office:value="4043.46666666667" calcext:value-type="float">
            <text:p>&gt;4043.47x</text:p>
          </table:table-cell>
          <table:table-cell table:formula="of:=[.G13]/[haskell.G13]" office:value-type="float" office:value="0.929918699186992" calcext:value-type="float">
            <text:p>0.93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52.49" calcext:value-type="float">
            <text:p>&gt;252.49</text:p>
          </table:table-cell>
          <table:table-cell office:value-type="float" office:value="252.69" calcext:value-type="float">
            <text:p>252.69</text:p>
          </table:table-cell>
          <table:table-cell office:value-type="float" office:value="0.03" calcext:value-type="float">
            <text:p>0.03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144" calcext:value-type="float">
            <text:p>4014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4]/[haskell.C14]" office:value-type="float" office:value="1485.23529411765" calcext:value-type="float">
            <text:p>&gt;1485.24x</text:p>
          </table:table-cell>
          <table:table-cell table:formula="of:=[.G14]/[haskell.G14]" office:value-type="float" office:value="1.63719412724307" calcext:value-type="float">
            <text:p>1.64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588.14" calcext:value-type="float">
            <text:p>&gt;588.14</text:p>
          </table:table-cell>
          <table:table-cell office:value-type="float" office:value="585.88" calcext:value-type="float">
            <text:p>585.88</text:p>
          </table:table-cell>
          <table:table-cell office:value-type="float" office:value="1.74" calcext:value-type="float">
            <text:p>1.74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39324" calcext:value-type="float">
            <text:p>3932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table:formula="of:=[.C15]/[haskell.C15]" office:value-type="float" office:value="119.056680161943" calcext:value-type="float">
            <text:p>&gt;119.06x</text:p>
          </table:table-cell>
          <table:table-cell table:formula="of:=[.G15]/[haskell.G15]" office:value-type="float" office:value="1.08521911910807" calcext:value-type="float">
            <text:p>1.09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697.23" calcext:value-type="float">
            <text:p>&gt;697.23</text:p>
          </table:table-cell>
          <table:table-cell office:value-type="float" office:value="697.92" calcext:value-type="float">
            <text:p>697.92</text:p>
          </table:table-cell>
          <table:table-cell office:value-type="float" office:value="0.09" calcext:value-type="float">
            <text:p>0.09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9336" calcext:value-type="float">
            <text:p>39336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6]/[haskell.C16]" office:value-type="float" office:value="461.741721854305" calcext:value-type="float">
            <text:p>&gt;461.74x</text:p>
          </table:table-cell>
          <table:table-cell table:formula="of:=[.G16]/[haskell.G16]" office:value-type="float" office:value="2.698682766191" calcext:value-type="float">
            <text:p>2.70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x</number:text>
    </number:number-style>
    <number:number-style style:name="N122">
      <number:text>&gt;</number:text>
      <number:number number:decimal-places="2" number:min-integer-digits="1"/>
      <number:text>x</number:text>
    </number:number-style>
    <number:number-style style:name="N123">
      <number:text>&gt;</number:text>
      <number:number number: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6:58:38.842005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7-29T19:42:27.881392455</dc:date>
    <meta:editing-duration>PT7H47S</meta:editing-duration>
    <meta:editing-cycles>79</meta:editing-cycles>
    <meta:generator>LibreOffice/4.3.7.2$Linux_X86_64 LibreOffice_project/430m0$Build-2</meta:generator>
    <meta:print-date>2015-06-17T14:43:03.487143604</meta:print-date>
    <meta:document-statistic meta:table-count="4" meta:cell-count="768" meta:object-count="0"/>
  </office:meta>
</office:document-meta>
</file>